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000000020EBA0F1CB.png" manifest:media-type="image/png"/>
  <manifest:file-entry manifest:full-path="Pictures/10000001000000200000002089A6CA3B.png" manifest:media-type="image/png"/>
  <manifest:file-entry manifest:full-path="Pictures/1000000100000020000000204741F337.png" manifest:media-type="image/png"/>
  <manifest:file-entry manifest:full-path="Pictures/100000010000002000000020894BF12C.png" manifest:media-type="image/png"/>
  <manifest:file-entry manifest:full-path="Pictures/100000010000002000000020E85594AE.png" manifest:media-type="image/png"/>
  <manifest:file-entry manifest:full-path="Pictures/100000010000002000000020B45A02F9.png" manifest:media-type="image/png"/>
  <manifest:file-entry manifest:full-path="Pictures/1000000100000020000000207494284B.png" manifest:media-type="image/png"/>
  <manifest:file-entry manifest:full-path="Pictures/100000010000002000000020F040B752.png" manifest:media-type="image/png"/>
  <manifest:file-entry manifest:full-path="Pictures/100000010000002000000020DCEB551A.png" manifest:media-type="image/png"/>
  <manifest:file-entry manifest:full-path="Pictures/100000010000002000000020852AD21B.png" manifest:media-type="image/png"/>
  <manifest:file-entry manifest:full-path="Pictures/1000000100000020000000208521B101.png" manifest:media-type="image/png"/>
  <manifest:file-entry manifest:full-path="Pictures/100000010000002000000020759B4796.png" manifest:media-type="image/png"/>
  <manifest:file-entry manifest:full-path="Pictures/10000001000000200000002060513AF6.png" manifest:media-type="image/png"/>
  <manifest:file-entry manifest:full-path="Pictures/1000000100000020000000202C59F4EB.png" manifest:media-type="image/png"/>
  <manifest:file-entry manifest:full-path="Pictures/100000010000002000000020C46C2A1A.png" manifest:media-type="image/png"/>
  <manifest:file-entry manifest:full-path="Pictures/1000000100000020000000208754A726.png" manifest:media-type="image/png"/>
  <manifest:file-entry manifest:full-path="Pictures/10000001000000200000002041F87543.png" manifest:media-type="image/png"/>
  <manifest:file-entry manifest:full-path="Pictures/1000000100000020000000205D1CD0D0.png" manifest:media-type="image/png"/>
  <manifest:file-entry manifest:full-path="Pictures/10000001000000200000002027B49564.png" manifest:media-type="image/png"/>
  <manifest:file-entry manifest:full-path="Pictures/10000001000000200000002014761CCA.png" manifest:media-type="image/png"/>
  <manifest:file-entry manifest:full-path="Pictures/1000000100000020000000208434EBC5.png" manifest:media-type="image/png"/>
  <manifest:file-entry manifest:full-path="Pictures/1000000100000020000000203D223D8F.png" manifest:media-type="image/png"/>
  <manifest:file-entry manifest:full-path="Pictures/100000010000002000000020D454571E.png" manifest:media-type="image/png"/>
  <manifest:file-entry manifest:full-path="Pictures/1000000100000020000000202F47CB8C.png" manifest:media-type="image/png"/>
  <manifest:file-entry manifest:full-path="Pictures/100000010000002000000020D8F9C851.png" manifest:media-type="image/png"/>
  <manifest:file-entry manifest:full-path="Pictures/100000010000002000000020C49A0CF2.png" manifest:media-type="image/png"/>
  <manifest:file-entry manifest:full-path="Pictures/100000010000002000000020921DFA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09in" table:align="left"/>
    </style:style>
    <style:style style:name="Table1.A" style:family="table-column">
      <style:table-column-properties style:column-width="1.15in"/>
    </style:style>
    <style:style style:name="Table1.B" style:family="table-column">
      <style:table-column-properties style:column-width="4.3069in"/>
    </style:style>
    <style:style style:name="Table1.C" style:family="table-column">
      <style:table-column-properties style:column-width="1.352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keep-with-next="always"/>
    </style:style>
    <style:style style:name="P2" style:family="paragraph" style:parent-style-name="Quotations" style:list-style-name="L7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text-properties officeooo:paragraph-rsid="0006dc54"/>
    </style:style>
    <style:style style:name="P9" style:family="paragraph" style:parent-style-name="Text_20_body" style:list-style-name="L6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T1" style:family="text">
      <style:text-properties fo:font-weight="bold"/>
    </style:style>
    <style:style style:name="T2" style:family="text">
      <style:text-properties officeooo:rsid="0006dc54"/>
    </style:style>
    <style:style style:name="T3" style:family="text">
      <style:text-properties officeooo:rsid="0008795e"/>
    </style:style>
    <style:style style:name="T4" style:family="text">
      <style:text-properties officeooo:rsid="0008b6e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draw:frame draw:style-name="fr1" draw:name="Image1" text:anchor-type="as-char" svg:width="0.3335in" svg:height="0.3335in" draw:z-index="28"><draw:image xlink:href="Pictures/100000010000002000000020B45A02F9.png" xlink:type="simple" xlink:show="embed" xlink:actuate="onLoad" draw:mime-type="image/png"/><svg:title>🌿</svg:title></draw:frame><text:s/>1. Connexion et création de compte</text:h>
      <text:h text:style-name="Heading_20_3" text:outline-level="3"><draw:frame draw:style-name="fr1" draw:name="Image2" text:anchor-type="as-char" svg:width="0.3335in" svg:height="0.3335in" draw:z-index="0"><draw:image xlink:href="Pictures/1000000100000020000000207494284B.png" xlink:type="simple" xlink:show="embed" xlink:actuate="onLoad" draw:mime-type="image/png"/><svg:title>🔑</svg:title></draw:frame><text:s/>Se connecter</text:h>
      <text:list text:style-name="L1">
        <text:list-item>
          <text:p text:style-name="P3">Ouvrez l’application <text:span text:style-name="Strong_20_Emphasis">Mon Panier maraîcher au Bi'O Jardin</text:span>.</text:p>
        </text:list-item>
        <text:list-item>
          <text:p text:style-name="P3">Saisissez votre <text:span text:style-name="Strong_20_Emphasis">adresse e-mail</text:span> et votre <text:span text:style-name="Strong_20_Emphasis">mot de passe</text:span>.</text:p>
        </text:list-item>
        <text:list-item>
          <text:p text:style-name="P3">Appuyez sur <text:span text:style-name="Strong_20_Emphasis">Se connecter</text:span>.</text:p>
        </text:list-item>
      </text:list>
      <text:p text:style-name="Quotations"><draw:frame draw:style-name="fr1" draw:name="Image3" text:anchor-type="as-char" svg:width="0.3335in" svg:height="0.3335in" draw:z-index="1"><draw:image xlink:href="Pictures/100000010000002000000020852AD21B.png" xlink:type="simple" xlink:show="embed" xlink:actuate="onLoad" draw:mime-type="image/png"/><svg:title>💡</svg:title></draw:frame><text:s/>Si vous avez déjà un compte, vos informations peuvent être reconnues automatiquement à l’ouverture de l’application.</text:p>
      <text:h text:style-name="Heading_20_3" text:outline-level="3"><draw:frame draw:style-name="fr1" draw:name="Image4" text:anchor-type="as-char" svg:width="0.3335in" svg:height="0.3335in" draw:z-index="2"><draw:image xlink:href="Pictures/1000000100000020000000208521B101.png" xlink:type="simple" xlink:show="embed" xlink:actuate="onLoad" draw:mime-type="image/png"/><svg:title>✉️</svg:title></draw:frame><text:s/>Mot de passe oublié</text:h>
      <text:list text:style-name="L2">
        <text:list-item>
          <text:p text:style-name="P4">Appuyez sur <text:span text:style-name="Strong_20_Emphasis">Mot de passe oublié ?</text:span></text:p>
        </text:list-item>
        <text:list-item>
          <text:p text:style-name="P4">Saisissez votre adresse e-mail pour recevoir un lien de réinitialisation.</text:p>
        </text:list-item>
      </text:list>
      <text:h text:style-name="Heading_20_3" text:outline-level="3"><draw:frame draw:style-name="fr1" draw:name="Image5" text:anchor-type="as-char" svg:width="0.3335in" svg:height="0.3335in" draw:z-index="3"><draw:image xlink:href="Pictures/100000010000002000000020C49A0CF2.png" xlink:type="simple" xlink:show="embed" xlink:actuate="onLoad" draw:mime-type="image/png"/><svg:title>🧾</svg:title></draw:frame><text:s/>Créer un compte</text:h>
      <text:list text:style-name="L3">
        <text:list-item>
          <text:p text:style-name="P5">Appuyez sur <text:span text:style-name="Strong_20_Emphasis">Créer un compte</text:span>.</text:p>
        </text:list-item>
        <text:list-item>
          <text:p text:style-name="P5">Remplissez le formulaire :</text:p>
          <text:list>
            <text:list-item>
              <text:p text:style-name="P5">Nom, prénom, e-mail, mot de passe (et confirmation)</text:p>
            </text:list-item>
            <text:list-item>
              <text:p text:style-name="P5">Numéro de téléphone</text:p>
            </text:list-item>
            <text:list-item>
              <text:p text:style-name="P5">Adresse</text:p>
            </text:list-item>
            <text:list-item>
              <text:p text:style-name="P5">Choix de la <text:span text:style-name="Strong_20_Emphasis">méthode de livraison</text:span> (retrait ou livraison à domicile)</text:p>
            </text:list-item>
            <text:list-item>
              <text:p text:style-name="P5">Activation des <text:span text:style-name="Strong_20_Emphasis">notifications push</text:span></text:p>
            </text:list-item>
          </text:list>
        </text:list-item>
        <text:list-item>
          <text:p text:style-name="P5">Appuyez sur <text:span text:style-name="Strong_20_Emphasis">S’inscrire</text:span>.</text:p>
        </text:list-item>
      </text:list>
      <text:p text:style-name="Quotations"><draw:frame draw:style-name="fr1" draw:name="Image6" text:anchor-type="as-char" svg:width="0.3335in" svg:height="0.3335in" draw:z-index="4"><draw:image xlink:href="Pictures/100000010000002000000020759B4796.png" xlink:type="simple" xlink:show="embed" xlink:actuate="onLoad" draw:mime-type="image/png"/><svg:title>🟢</svg:title></draw:frame><text:s/>Après validation, vous serez automatiquement connecté à votre nouveau compte.</text:p>
      <text:p text:style-name="Horizontal_20_Line"/>
      <text:h text:style-name="Heading_20_2" text:outline-level="2"><draw:frame draw:style-name="fr1" draw:name="Image7" text:anchor-type="as-char" svg:width="0.3335in" svg:height="0.3335in" draw:z-index="5"><draw:image xlink:href="Pictures/1000000100000020000000208754A726.png" xlink:type="simple" xlink:show="embed" xlink:actuate="onLoad" draw:mime-type="image/png"/><svg:title>🛍️</svg:title></draw:frame><text:s/>2. Espace Client</text:h>
      <text:p text:style-name="Text_20_body">Si vous vous connectez en tant que <text:span text:style-name="Strong_20_Emphasis">Client</text:span>, vous accédez à un espace simple et pratique pour découvrir les produits disponibles et suivre vos commandes.</text:p>
      <text:h text:style-name="Heading_20_3" text:outline-level="3"><text:soft-page-break/><draw:frame draw:style-name="fr1" draw:name="Image8" text:anchor-type="as-char" svg:width="0.3335in" svg:height="0.3335in" draw:z-index="6"><draw:image xlink:href="Pictures/1000000100000020000000205D1CD0D0.png" xlink:type="simple" xlink:show="embed" xlink:actuate="onLoad" draw:mime-type="image/png"/><svg:title>🍅</svg:title></draw:frame><text:s/>Offres de la semaine</text:h>
      <text:list text:style-name="L4">
        <text:list-item>
          <text:p text:style-name="P6">Depuis le menu, sélectionnez <text:span text:style-name="Strong_20_Emphasis">Offres de la semaine</text:span>.</text:p>
        </text:list-item>
        <text:list-item>
          <text:p text:style-name="P6">Consultez la liste des légumes et paniers proposés par les jardiniers.</text:p>
        </text:list-item>
        <text:list-item>
          <text:p text:style-name="P6">Chaque produit affiche :</text:p>
          <text:list>
            <text:list-item>
              <text:p text:style-name="P6">Le <text:span text:style-name="Strong_20_Emphasis">nom</text:span> du légume</text:p>
            </text:list-item>
            <text:list-item>
              <text:p text:style-name="P6">La <text:span text:style-name="Strong_20_Emphasis">description</text:span></text:p>
            </text:list-item>
            <text:list-item>
              <text:p text:style-name="P6">Le <text:span text:style-name="Strong_20_Emphasis">prix</text:span></text:p>
            </text:list-item>
            <text:list-item>
              <text:p text:style-name="P6">Le <text:span text:style-name="Strong_20_Emphasis">type de conditionnement</text:span></text:p>
            </text:list-item>
            <text:list-item>
              <text:p text:style-name="P6">L’<text:span text:style-name="Strong_20_Emphasis">image</text:span> du produit</text:p>
            </text:list-item>
          </text:list>
        </text:list-item>
      </text:list>
      <text:p text:style-name="Quotations"><draw:frame draw:style-name="fr1" draw:name="Image9" text:anchor-type="as-char" svg:width="0.3335in" svg:height="0.3335in" draw:z-index="7"><draw:image xlink:href="Pictures/10000001000000200000002014761CCA.png" xlink:type="simple" xlink:show="embed" xlink:actuate="onLoad" draw:mime-type="image/png"/><svg:title>💬</svg:title></draw:frame><text:s/>Vous pouvez consulter ces offres pour planifier vos achats de la semaine <text:span text:style-name="T3">et passer vos commandes</text:span>.</text:p>
      <text:h text:style-name="Heading_20_3" text:outline-level="3"><draw:frame draw:style-name="fr1" draw:name="Image10" text:anchor-type="as-char" svg:width="0.3335in" svg:height="0.3335in" draw:z-index="8"><draw:image xlink:href="Pictures/1000000100000020000000203D223D8F.png" xlink:type="simple" xlink:show="embed" xlink:actuate="onLoad" draw:mime-type="image/png"/><svg:title>📦</svg:title></draw:frame><text:s/>Mes commandes</text:h>
      <text:list text:style-name="L5">
        <text:list-item>
          <text:p text:style-name="P7">Dans le menu, ouvrez <text:span text:style-name="Strong_20_Emphasis">Mes commandes</text:span>.</text:p>
        </text:list-item>
        <text:list-item>
          <text:p text:style-name="P7">Consultez toutes vos commandes passées et en cours :</text:p>
          <text:list>
            <text:list-item>
              <text:p text:style-name="P7">Numéro de commande</text:p>
            </text:list-item>
            <text:list-item>
              <text:p text:style-name="P7">Statut (en attente, confirmé, prêt, livré, annulé)</text:p>
            </text:list-item>
            <text:list-item>
              <text:p text:style-name="P7">Méthode de livraison</text:p>
            </text:list-item>
            <text:list-item>
              <text:p text:style-name="P7">Notes ou messages du jardinier</text:p>
            </text:list-item>
            <text:list-item>
              <text:p text:style-name="P7">Liste des produits commandés</text:p>
            </text:list-item>
          </text:list>
        </text:list-item>
      </text:list>
      <text:p text:style-name="Quotations"><draw:frame draw:style-name="fr1" draw:name="Image11" text:anchor-type="as-char" svg:width="0.3335in" svg:height="0.3335in" draw:z-index="9"><draw:image xlink:href="Pictures/1000000100000020000000202C59F4EB.png" xlink:type="simple" xlink:show="embed" xlink:actuate="onLoad" draw:mime-type="image/png"/><svg:title>🕐</svg:title></draw:frame><text:s/>Les commandes les plus récentes s’affichent en haut de la liste.<text:line-break/>Faites défiler vers le bas pour charger les commandes plus anciennes.</text:p>
      <text:list text:continue-numbering="true" text:style-name="L5">
        <text:list-item>
          <text:p text:style-name="P8">Tant qu’une commande a le statut <text:span text:style-name="Strong_20_Emphasis">« En attente »</text:span>, <text:span text:style-name="T2">vous pouvez</text:span> <text:span text:style-name="Strong_20_Emphasis">annuler</text:span> la commande.</text:p>
        </text:list-item>
      </text:list>
      <text:p text:style-name="Horizontal_20_Line"/>
      <text:h text:style-name="Heading_20_2" text:outline-level="2"><draw:frame draw:style-name="fr1" draw:name="Image12" text:anchor-type="as-char" svg:width="0.3335in" svg:height="0.3335in" draw:z-index="10"><draw:image xlink:href="Pictures/100000010000002000000020D454571E.png" xlink:type="simple" xlink:show="embed" xlink:actuate="onLoad" draw:mime-type="image/png"/><svg:title>🌱</svg:title></draw:frame><text:s/>3. Espace Administrateur (Maraîcher)</text:h>
      <text:p text:style-name="Text_20_body">Si vous êtes connecté en tant que <text:span text:style-name="Strong_20_Emphasis">Maraîcher</text:span>, vous disposez d’un espace complet pour gérer vos ventes et vos produits.</text:p>
      <text:h text:style-name="Heading_20_3" text:outline-level="3"><text:soft-page-break/><draw:frame draw:style-name="fr2" draw:name="Image13" text:anchor-type="as-char" svg:y="-0.1819in" svg:width="0.3335in" svg:height="0.3335in" draw:z-index="11"><draw:image xlink:href="Pictures/100000010000002000000020921DFA22.png" xlink:type="simple" xlink:show="embed" xlink:actuate="onLoad" draw:mime-type="image/png"/><svg:title>🧺</svg:title></draw:frame><text:s/>Gestion des offres</text:h>
      <text:list text:style-name="L6">
        <text:list-item>
          <text:p text:style-name="P9">Accédez à la section <text:span text:style-name="Strong_20_Emphasis">Catalogue</text:span>.</text:p>
        </text:list-item>
        <text:list-item>
          <text:p text:style-name="P9">Vous pouvez :</text:p>
          <text:list>
            <text:list-item>
              <text:p text:style-name="P9"><text:span text:style-name="Strong_20_Emphasis">Ajouter</text:span> un nouveau légume (nom, description, prix, photo, catégorie…)</text:p>
            </text:list-item>
            <text:list-item>
              <text:p text:style-name="P9"><text:span text:style-name="Strong_20_Emphasis">Modifier</text:span> un produit existant</text:p>
            </text:list-item>
            <text:list-item>
              <text:p text:style-name="P9"><text:span text:style-name="Strong_20_Emphasis">Supprimer</text:span> un produit</text:p>
            </text:list-item>
            <text:list-item>
              <text:p text:style-name="P9">Activer ou désactiver un légume selon la saison</text:p>
            </text:list-item>
          </text:list>
        </text:list-item>
      </text:list>
      <text:p text:style-name="Quotations"><draw:frame draw:style-name="fr1" draw:name="Image14" text:anchor-type="as-char" svg:width="0.3335in" svg:height="0.3335in" draw:z-index="12"><draw:image xlink:href="Pictures/100000010000002000000020E85594AE.png" xlink:type="simple" xlink:show="embed" xlink:actuate="onLoad" draw:mime-type="image/png"/><svg:title>🧑‍🌾</svg:title></draw:frame><text:s/>Exemple : désactivez les tomates en hiver pour qu’elles n’apparaissent plus dans le catalogue.</text:p>
      <text:list text:style-name="L7">
        <text:list-item>
          <text:p text:style-name="P2">Accédez à la section <text:span text:style-name="T1">Gestion des offres</text:span>.</text:p>
        </text:list-item>
        <text:list-item>
          <text:p text:style-name="P2">Vous pouvez :</text:p>
          <text:list>
            <text:list-item>
              <text:p text:style-name="P2"><text:span text:style-name="Strong_20_Emphasis">Ajouter</text:span> une nouvelle offre (nom, description, liste des légumes proposés…)</text:p>
            </text:list-item>
            <text:list-item>
              <text:p text:style-name="P2"><text:span text:style-name="Strong_20_Emphasis">Modifier</text:span> une offre existante</text:p>
            </text:list-item>
            <text:list-item>
              <text:p text:style-name="P2"><text:span text:style-name="Strong_20_Emphasis">Publier</text:span> une offre</text:p>
            </text:list-item>
            <text:list-item>
              <text:p text:style-name="P2"><text:span text:style-name="T1">Fermer</text:span> une offre quand elle est terminée</text:p>
            </text:list-item>
          </text:list>
        </text:list-item>
      </text:list>
      <text:h text:style-name="Heading_20_3" text:outline-level="3"><draw:frame draw:style-name="fr1" draw:name="Image15" text:anchor-type="as-char" svg:width="0.3335in" svg:height="0.3335in" draw:z-index="13"><draw:image xlink:href="Pictures/100000010000002000000020894BF12C.png" xlink:type="simple" xlink:show="embed" xlink:actuate="onLoad" draw:mime-type="image/png"/><svg:title>📋</svg:title></draw:frame><text:s/>Commandes clients</text:h>
      <text:list text:style-name="L8">
        <text:list-item>
          <text:p text:style-name="P10">Dans la section <text:span text:style-name="Strong_20_Emphasis">Commandes client</text:span>, consultez toutes les commandes passées par les utilisateurs.</text:p>
        </text:list-item>
        <text:list-item>
          <text:p text:style-name="P10">Vous pouvez :</text:p>
          <text:list>
            <text:list-item>
              <text:p text:style-name="P10">Filtrer les commandes selon leur <text:span text:style-name="Strong_20_Emphasis">statut</text:span> (en attente, confirmé, prêt, livré, annulé)</text:p>
            </text:list-item>
            <text:list-item>
              <text:p text:style-name="P10">Filtrer selon l’<text:span text:style-name="Strong_20_Emphasis">offre</text:span> concernée</text:p>
            </text:list-item>
            <text:list-item>
              <text:p text:style-name="P10">Modifier le <text:span text:style-name="Strong_20_Emphasis">statut d’une commande</text:span> directement depuis la liste</text:p>
            </text:list-item>
            <text:list-item>
              <text:p text:style-name="P10">Lire les <text:span text:style-name="Strong_20_Emphasis">notes des clients</text:span> et la <text:span text:style-name="Strong_20_Emphasis">méthode de livraison</text:span></text:p>
            </text:list-item>
          </text:list>
        </text:list-item>
      </text:list>
      <text:p text:style-name="Quotations"><draw:frame draw:style-name="fr1" draw:name="Image16" text:anchor-type="as-char" svg:width="0.3335in" svg:height="0.3335in" draw:z-index="14"><draw:image xlink:href="Pictures/100000010000002000000020C46C2A1A.png" xlink:type="simple" xlink:show="embed" xlink:actuate="onLoad" draw:mime-type="image/png"/><svg:title>🔄</svg:title></draw:frame><text:s/>L’interface charge automatiquement de nouvelles commandes lorsque vous faites défiler vers le bas.</text:p>
      <text:h text:style-name="Heading_20_3" text:outline-level="3"><text:soft-page-break/><draw:frame draw:style-name="fr1" draw:name="Image17" text:anchor-type="as-char" svg:width="0.3335in" svg:height="0.3335in" draw:z-index="15"><draw:image xlink:href="Pictures/1000000100000020000000204741F337.png" xlink:type="simple" xlink:show="embed" xlink:actuate="onLoad" draw:mime-type="image/png"/><svg:title>🧑‍🔧</svg:title></draw:frame><text:s/>Préparation des commandes</text:h>
      <text:list text:style-name="L9">
        <text:list-item>
          <text:p text:style-name="P11">Dans l’onglet <text:span text:style-name="Strong_20_Emphasis">Préparation</text:span>, organisez vos produits à préparer selon les commandes reçues (Attention ! Les impressions sont relatives au filtre choisi).</text:p>
        </text:list-item>
        <text:list-item>
          <text:p text:style-name="P11">Vous pouvez ainsi visualiser facilement les quantités totales nécessaires à récolter ou préparer pour la semaine.</text:p>
        </text:list-item>
      </text:list>
      <text:h text:style-name="Heading_20_3" text:outline-level="3"><draw:frame draw:style-name="fr1" draw:name="Image18" text:anchor-type="as-char" svg:width="0.3335in" svg:height="0.3335in" draw:z-index="16"><draw:image xlink:href="Pictures/10000001000000200000002060513AF6.png" xlink:type="simple" xlink:show="embed" xlink:actuate="onLoad" draw:mime-type="image/png"/><svg:title>👥</svg:title></draw:frame><text:s/>Liste des Administrateurs</text:h>
      <text:list text:style-name="L10">
        <text:list-item>
          <text:p text:style-name="P12">Si vous êtes autorisé, vous pouvez consulter la <text:span text:style-name="Strong_20_Emphasis">liste des administrateurs</text:span> actifs :</text:p>
          <text:list>
            <text:list-item>
              <text:p text:style-name="P12">Voir leurs coordonnées (nom, e-mail)</text:p>
            </text:list-item>
            <text:list-item>
              <text:p text:style-name="P12">Promouvoir ou retirer le rôle de jardinier pour un utilisateur</text:p>
            </text:list-item>
          </text:list>
        </text:list-item>
        <text:list-item>
          <text:p text:style-name="P12">Vous ne pouvez pas modifier votre propre statut pour éviter une suppression accidentelle.</text:p>
        </text:list-item>
      </text:list>
      <text:h text:style-name="P1" text:outline-level="3">👥 Gestion des clients</text:h>
      <text:p text:style-name="Text_20_body">Les <text:span text:style-name="T2">administrateurs</text:span> peuvent :</text:p>
      <text:list text:style-name="L14">
        <text:list-item>
          <text:p text:style-name="P16">Voir <text:span text:style-name="Strong_20_Emphasis">la liste complète des clients</text:span></text:p>
        </text:list-item>
        <text:list-item>
          <text:p text:style-name="P16">Consulter leurs informations</text:p>
        </text:list-item>
        <text:list-item>
          <text:p text:style-name="P16"><text:span text:style-name="Strong_20_Emphasis">Passer une commande en leur nom</text:span></text:p>
        </text:list-item>
        <text:list-item>
          <text:p text:style-name="P16"><text:span text:style-name="Strong_20_Emphasis">Désactiver un client</text:span><text:line-break/>→ Cela empêche toute connexion future<text:line-break/>→ Cela <text:span text:style-name="Strong_20_Emphasis">ne supprime pas</text:span> le client (l’historique des commandes doit être conservé)</text:p>
        </text:list-item>
      </text:list>
      <text:p text:style-name="Text_20_body">Il n’est <text:span text:style-name="Strong_20_Emphasis">pas possible de supprimer</text:span> un client définitivement.</text:p>
      <text:h text:style-name="P1" text:outline-level="3">🚚 Gestion des méthodes de livraison</text:h>
      <text:p text:style-name="Text_20_body">Les méthodes de livraison sont <text:span text:style-name="Strong_20_Emphasis">entièrement gérées par les </text:span><text:span text:style-name="Strong_20_Emphasis"><text:span text:style-name="T2">administrateurs</text:span></text:span>.</text:p>
      <text:h text:style-name="Heading_20_3" text:outline-level="3">Méthodes intégrées par défaut <text:span text:style-name="T2">(non modifiables)</text:span> :</text:h>
      <text:list text:style-name="L15">
        <text:list-item>
          <text:p text:style-name="P17">Livraison à domicile</text:p>
        </text:list-item>
        <text:list-item>
          <text:p text:style-name="P17">Retrait au marché</text:p>
        </text:list-item>
        <text:list-item>
          <text:p text:style-name="P17">Retrait à la ferme</text:p>
        </text:list-item>
      </text:list>
      <text:h text:style-name="Heading_20_3" text:outline-level="3">Actions possibles :</text:h>
      <text:list text:style-name="L16">
        <text:list-item>
          <text:p text:style-name="P18">➕ <text:span text:style-name="Strong_20_Emphasis">Ajouter</text:span> une méthode (nom libre)</text:p>
        </text:list-item>
        <text:list-item>
          <text:p text:style-name="P18">📝 <text:span text:style-name="Strong_20_Emphasis">Modifier</text:span> le nom d’une méthode existante</text:p>
        </text:list-item>
        <text:list-item>
          <text:p text:style-name="P18"><text:soft-page-break/>❌ <text:span text:style-name="Strong_20_Emphasis">Désactiver</text:span> une méthode (elle n’apparaît plus pour les clients)</text:p>
        </text:list-item>
      </text:list>
      <text:p text:style-name="Text_20_body">Les méthodes désactivées restent visibles pour les administrateurs.</text:p>
      <text:p text:style-name="Text_20_body"/>
      <text:p text:style-name="Horizontal_20_Line"/>
      <text:h text:style-name="Heading_20_2" text:outline-level="2"><draw:frame draw:style-name="fr1" draw:name="Image19" text:anchor-type="as-char" svg:width="0.3335in" svg:height="0.3335in" draw:z-index="17"><draw:image xlink:href="Pictures/10000001000000200000002027B49564.png" xlink:type="simple" xlink:show="embed" xlink:actuate="onLoad" draw:mime-type="image/png"/><svg:title>🧭</svg:title></draw:frame><text:s/>4. Navigation générale</text:h>
      <text:h text:style-name="Heading_20_3" text:outline-level="3"><draw:frame draw:style-name="fr1" draw:name="Image20" text:anchor-type="as-char" svg:width="0.3335in" svg:height="0.3335in" draw:z-index="18"><draw:image xlink:href="Pictures/100000010000002000000020D8F9C851.png" xlink:type="simple" xlink:show="embed" xlink:actuate="onLoad" draw:mime-type="image/png"/><svg:title>📱</svg:title></draw:frame><text:s/>Menu principal</text:h>
      <text:list text:style-name="L11">
        <text:list-item>
          <text:p text:style-name="P13">Accessible via le <text:span text:style-name="Strong_20_Emphasis">menu latéral</text:span> (☰) :</text:p>
          <text:list>
            <text:list-item>
              <text:p text:style-name="P13">Pour un <text:span text:style-name="Strong_20_Emphasis">client</text:span> :</text:p>
              <text:list>
                <text:list-item>
                  <text:p text:style-name="P13">Offres de la semaine</text:p>
                </text:list-item>
                <text:list-item>
                  <text:p text:style-name="P13">Mes commandes</text:p>
                </text:list-item>
              </text:list>
            </text:list-item>
            <text:list-item>
              <text:p text:style-name="P13">Pour un <text:span text:style-name="Strong_20_Emphasis">jardinier</text:span> :</text:p>
              <text:list>
                <text:list-item>
                  <text:p text:style-name="P13">Gestion des offres</text:p>
                </text:list-item>
                <text:list-item>
                  <text:p text:style-name="P13">Commandes client</text:p>
                </text:list-item>
                <text:list-item>
                  <text:p text:style-name="P13">Catalogue</text:p>
                </text:list-item>
                <text:list-item>
                  <text:p text:style-name="P13">Liste des administrateurs</text:p>
                </text:list-item>
              </text:list>
            </text:list-item>
          </text:list>
        </text:list-item>
      </text:list>
      <text:h text:style-name="Heading_20_3" text:outline-level="3"><draw:frame draw:style-name="fr1" draw:name="Image21" text:anchor-type="as-char" svg:width="0.3335in" svg:height="0.3335in" draw:z-index="19"><draw:image xlink:href="Pictures/1000000100000020000000202F47CB8C.png" xlink:type="simple" xlink:show="embed" xlink:actuate="onLoad" draw:mime-type="image/png"/><svg:title>🔒</svg:title></draw:frame><text:s/>Déconnexion</text:h>
      <text:list text:style-name="L12">
        <text:list-item>
          <text:p text:style-name="P14">Depuis la barre supérieure, appuyez sur l’icône <text:span text:style-name="Strong_20_Emphasis">déconnexion</text:span> (<draw:frame draw:style-name="fr1" draw:name="Image22" text:anchor-type="as-char" svg:width="0.3335in" svg:height="0.3335in" draw:z-index="20"><draw:image xlink:href="Pictures/100000010000002000000020DCEB551A.png" xlink:type="simple" xlink:show="embed" xlink:actuate="onLoad" draw:mime-type="image/png"/><svg:title>🚪</svg:title></draw:frame>).</text:p>
        </text:list-item>
        <text:list-item>
          <text:p text:style-name="P14">Vous serez redirigé vers la page de connexion.</text:p>
        </text:list-item>
        <text:list-item>
          <text:p text:style-name="P14">Vos données temporaires sont effacées pour plus de sécurité.</text:p>
        </text:list-item>
      </text:list>
      <text:p text:style-name="Horizontal_20_Line"/>
      <text:h text:style-name="Heading_20_2" text:outline-level="2"><draw:frame draw:style-name="fr1" draw:name="Image23" text:anchor-type="as-char" svg:width="0.3335in" svg:height="0.3335in" draw:z-index="21"><draw:image xlink:href="Pictures/10000001000000200000002089A6CA3B.png" xlink:type="simple" xlink:show="embed" xlink:actuate="onLoad" draw:mime-type="image/png"/><svg:title>🔔</svg:title></draw:frame><text:s/>5. Notifications et communication</text:h>
      <text:list text:style-name="L13">
        <text:list-item>
          <text:p text:style-name="P15">Vous pouvez activer les <text:span text:style-name="Strong_20_Emphasis">notifications par email</text:span> pour être informé :</text:p>
          <text:list>
            <text:list-item>
              <text:p text:style-name="P15">Lorsqu’une commande change de statut. (pas encore développé)</text:p>
            </text:list-item>
            <text:list-item>
              <text:p text:style-name="P15">Lorsqu’une nouvelle offre est publiée par <text:span text:style-name="T4">les maraîchers de la ferme</text:span>.</text:p>
            </text:list-item>
          </text:list>
        </text:list-item>
        <text:list-item>
          <text:p text:style-name="P15">Les notifications peuvent être désactivées à tout moment dans votre profil.</text:p>
        </text:list-item>
      </text:list>
      <text:p text:style-name="Horizontal_20_Line"><text:soft-page-break/></text:p>
      <text:h text:style-name="Heading_20_2" text:outline-level="2"><draw:frame draw:style-name="fr1" draw:name="Image24" text:anchor-type="as-char" svg:width="0.3335in" svg:height="0.3335in" draw:z-index="22"><draw:image xlink:href="Pictures/10000001000000200000002014761CCA.png" xlink:type="simple" xlink:show="embed" xlink:actuate="onLoad" draw:mime-type="image/png"/><svg:title>💬</svg:title></draw:frame><text:s/>6. Statuts de command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atut</text:p>
            </table:table-cell>
            <table:table-cell table:style-name="Table1.A1" office:value-type="string">
              <text:p text:style-name="Table_20_Heading">Signification</text:p>
            </table:table-cell>
            <table:table-cell table:style-name="Table1.A1" office:value-type="string">
              <text:p text:style-name="Table_20_Heading">Couleur indicative</text:p>
            </table:table-cell>
          </table:table-row>
        </table:table-header-rows>
        <table:table-row>
          <table:table-cell table:style-name="Table1.A1" office:value-type="string">
            <text:p text:style-name="Table_20_Contents"><draw:frame draw:style-name="fr1" draw:name="Image25" text:anchor-type="as-char" svg:width="0.3335in" svg:height="0.3335in" draw:z-index="23"><draw:image xlink:href="Pictures/10000001000000200000002041F87543.png" xlink:type="simple" xlink:show="embed" xlink:actuate="onLoad" draw:mime-type="image/png"/><svg:title>🟡</svg:title></draw:frame><text:s/>En attente</text:p>
          </table:table-cell>
          <table:table-cell table:style-name="Table1.A1" office:value-type="string">
            <text:p text:style-name="Table_20_Contents">Commande reçue, en attente de confirmation par le maraîcher</text:p>
          </table:table-cell>
          <table:table-cell table:style-name="Table1.A1" office:value-type="string">
            <text:p text:style-name="Table_20_Contents">Jaune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26" text:anchor-type="as-char" svg:width="0.3335in" svg:height="0.3335in" draw:z-index="24"><draw:image xlink:href="Pictures/100000010000002000000020759B4796.png" xlink:type="simple" xlink:show="embed" xlink:actuate="onLoad" draw:mime-type="image/png"/><svg:title>🟢</svg:title></draw:frame><text:s/>Confirmée</text:p>
          </table:table-cell>
          <table:table-cell table:style-name="Table1.A1" office:value-type="string">
            <text:p text:style-name="Table_20_Contents">Acceptée par le maraîcher</text:p>
          </table:table-cell>
          <table:table-cell table:style-name="Table1.A1" office:value-type="string">
            <text:p text:style-name="Table_20_Contents">Vert clair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27" text:anchor-type="as-char" svg:width="0.3335in" svg:height="0.3335in" draw:z-index="25"><draw:image xlink:href="Pictures/1000000100000020000000208434EBC5.png" xlink:type="simple" xlink:show="embed" xlink:actuate="onLoad" draw:mime-type="image/png"/><svg:title>🔵</svg:title></draw:frame><text:s/>Prête</text:p>
          </table:table-cell>
          <table:table-cell table:style-name="Table1.A1" office:value-type="string">
            <text:p text:style-name="Table_20_Contents">Produits prêts à être livrés ou récupérés</text:p>
          </table:table-cell>
          <table:table-cell table:style-name="Table1.A1" office:value-type="string">
            <text:p text:style-name="Table_20_Contents">Bleu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28" text:anchor-type="as-char" svg:width="0.3335in" svg:height="0.3335in" draw:z-index="26"><draw:image xlink:href="Pictures/100000010000002000000020F040B752.png" xlink:type="simple" xlink:show="embed" xlink:actuate="onLoad" draw:mime-type="image/png"/><svg:title>🟣</svg:title></draw:frame><text:s/>Livrée</text:p>
          </table:table-cell>
          <table:table-cell table:style-name="Table1.A1" office:value-type="string">
            <text:p text:style-name="Table_20_Contents">Commande livrée ou retirée</text:p>
          </table:table-cell>
          <table:table-cell table:style-name="Table1.A1" office:value-type="string">
            <text:p text:style-name="Table_20_Contents">Violet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29" text:anchor-type="as-char" svg:width="0.3335in" svg:height="0.3335in" draw:z-index="27"><draw:image xlink:href="Pictures/100000010000002000000020EBA0F1CB.png" xlink:type="simple" xlink:show="embed" xlink:actuate="onLoad" draw:mime-type="image/png"/><svg:title>🔴</svg:title></draw:frame><text:s/>Annulée</text:p>
          </table:table-cell>
          <table:table-cell table:style-name="Table1.A1" office:value-type="string">
            <text:p text:style-name="Table_20_Contents">Commande annulée par le client ou le maraîcher</text:p>
          </table:table-cell>
          <table:table-cell table:style-name="Table1.A1" office:value-type="string">
            <text:p text:style-name="Table_20_Contents">Rou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fr" fo:country="FR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54:55.857282178</meta:creation-date>
    <dc:date>2025-11-28T11:05:06.803780274</dc:date>
    <meta:editing-duration>PT10M11S</meta:editing-duration>
    <meta:editing-cycles>3</meta:editing-cycles>
    <meta:generator>LibreOffice/24.2.6.2$Linux_X86_64 LibreOffice_project/ef66aa7e36a1bb8e65bfbc63aba53045a14d0871</meta:generator>
    <meta:document-statistic meta:table-count="1" meta:image-count="29" meta:object-count="0" meta:page-count="6" meta:paragraph-count="130" meta:word-count="896" meta:character-count="5361" meta:non-whitespace-character-count="4646"/>
  </office:meta>
</office:document-meta>
</file>